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8bf9e" officeooo:paragraph-rsid="0018bf9e" style:font-size-complex="20pt"/>
    </style:style>
    <style:style style:name="T1" style:family="text">
      <style:text-properties officeooo:rsid="00192e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০১. Number.isNaN()</text:p>
      <text:p text:style-name="P2">এই মেথড দ্বারা কোন ফাংশনের প্যারামিটার হিসেবে কোন string সংখ্যা এবং এলফাবেট পাস করে অথবা NaN keyword পাস করে শর্ত চেক করে।</text:p>
      <text:p text:style-name="P3">০২. Number.parseFloat()</text:p>
      <text:p text:style-name="P3">এই মেথড কোন ফাংশনের মধ্যে প্যারামিটার হিসেবে পাস করা string থেকে number ও Alphab<text:span text:style-name="T1">et</text:span> আলাদা করে number এর floating value রিটার্ন করে</text:p>
      <text:p text:style-name="P3"/>
      <text:p text:style-name="P3">০৩. Number.parseInt()</text:p>
      <text:p text:style-name="P3">এই মেথড কোন ফাংশনের মধ্যে প্যারামিটার হিসেবে পাস কৃত string থেকে number ও Alphabet আলাদা করে number এর Intiger Value Return করে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6T01:26:09.506289380</dc:date>
    <meta:editing-duration>PT1H22M44S</meta:editing-duration>
    <meta:editing-cycles>15</meta:editing-cycles>
    <meta:document-statistic meta:table-count="0" meta:image-count="0" meta:object-count="0" meta:page-count="1" meta:paragraph-count="6" meta:word-count="72" meta:character-count="351" meta:non-whitespace-character-count="285"/>
  </office:meta>
</office:document-meta>
</file>